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8cac" officeooo:paragraph-rsid="00158cac"/>
    </style:style>
    <style:style style:name="P2" style:family="paragraph" style:parent-style-name="Standard">
      <style:paragraph-properties fo:text-align="center" style:justify-single-word="false"/>
      <style:text-properties officeooo:rsid="00158cac" officeooo:paragraph-rsid="00158cac"/>
    </style:style>
    <style:style style:name="P3" style:family="paragraph" style:parent-style-name="Standard">
      <style:text-properties officeooo:rsid="00174e17" officeooo:paragraph-rsid="00174e17"/>
    </style:style>
    <style:style style:name="P4" style:family="paragraph" style:parent-style-name="Standard">
      <style:text-properties officeooo:rsid="00189743" officeooo:paragraph-rsid="00189743"/>
    </style:style>
    <style:style style:name="P5" style:family="paragraph" style:parent-style-name="Standard">
      <style:text-properties officeooo:rsid="001971bc" officeooo:paragraph-rsid="001971bc"/>
    </style:style>
    <style:style style:name="P6" style:family="paragraph" style:parent-style-name="Standard">
      <style:text-properties officeooo:rsid="0019f500" officeooo:paragraph-rsid="0019f500"/>
    </style:style>
    <style:style style:name="P7" style:family="paragraph" style:parent-style-name="Heading_20_3">
      <style:paragraph-properties fo:break-before="page"/>
    </style:style>
    <style:style style:name="T1" style:family="text">
      <style:text-properties officeooo:rsid="00174e17"/>
    </style:style>
    <style:style style:name="T2" style:family="text">
      <style:text-properties officeooo:rsid="00189743"/>
    </style:style>
    <style:style style:name="T3" style:family="text">
      <style:text-properties officeooo:rsid="001971bc"/>
    </style:style>
    <style:style style:name="T4" style:family="text">
      <style:text-properties style:text-position="sub 58%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9f500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ermutati<text:span text:style-name="T1">ve</text:span> Functions</text:p>
      <text:p text:style-name="P2">by Sven Nilsen, 2020</text:p>
      <text:p text:style-name="P1"/>
      <text:p text:style-name="P1">A permutati<text:span text:style-name="T1">ve</text:span> function is a function where any permutation of arguments commutes.</text:p>
      <text:p text:style-name="P1">This property generalizes <text:span text:style-name="T1">the </text:span>commutative property<text:span text:style-name="T8"><text:reference-ref text:reference-format="text" text:ref-name="commutative property">[1]</text:reference-ref></text:span> of functions to <text:span text:style-name="T1">any number of</text:span> arguments.</text:p>
      <text:p text:style-name="P1"/>
      <text:p text:style-name="P1">For example, a commutative function of 2 arguments has the following property:</text:p>
      <text:p text:style-name="P1"/>
      <text:p text:style-name="P1"><text:tab/>f(a, b) = f(b, a)</text:p>
      <text:p text:style-name="P1"/>
      <text:p text:style-name="P1">Since `f` is commutative, <text:span text:style-name="T1">it is also permutative.</text:span></text:p>
      <text:p text:style-name="P1"/>
      <text:p text:style-name="P3">A permutative function of 3 arguments has the following property:</text:p>
      <text:p text:style-name="P1"/>
      <text:p text:style-name="P1"><text:tab/>f(a, b, c) = f(a, c, b) = f(b, a, c) = f(b, c, a) = f(c, a, b) = f(c, b, a<text:span text:style-name="T1">)</text:span></text:p>
      <text:p text:style-name="P1"/>
      <text:p text:style-name="P3">All functions returning a single value for all arguments are permutative,</text:p>
      <text:p text:style-name="P3">for example a proof in propositional logic must return `true` for all inputs:</text:p>
      <text:p text:style-name="P3"/>
      <text:p text:style-name="P3"><text:tab/>f &lt;=&gt; \true</text:p>
      <text:p text:style-name="P1"/>
      <text:p text:style-name="P3">This means that the <text:span text:style-name="T2">arguments can be applied in any order while preserving the proof.</text:span></text:p>
      <text:p text:style-name="P3"/>
      <text:p text:style-name="P4">For example, modus ponens<text:span text:style-name="T8"><text:reference-ref text:reference-format="text" text:ref-name="modus ponens">[2]</text:reference-ref></text:span> can be constructed in 2 ways using 2 arguments:</text:p>
      <text:p text:style-name="P3"/>
      <text:p text:style-name="P3"><text:tab/><text:span text:style-name="T2">(a ∧ (a =&gt; b)) =&gt; b</text:span></text:p>
      <text:p text:style-name="P3"><text:tab/><text:span text:style-name="T2">(b ∧ (b =&gt; a)) =&gt; a</text:span></text:p>
      <text:p text:style-name="P3"/>
      <text:p text:style-name="P6">Although proofs are interesting, they are trivial permutative functions, because arguments are ignored.</text:p>
      <text:p text:style-name="P3"/>
      <text:p text:style-name="P5">Here are the truth tables of two <text:span text:style-name="T6">non-trivial </text:span>permutative functions of 3 arguments<text:span text:style-name="T6">:</text:span></text:p>
      <text:p text:style-name="P4"/>
      <text:p text:style-name="P5"><text:tab/><text:span text:style-name="T5"><text:tab/><text:tab/>f</text:span><text:span text:style-name="T4">0</text:span><text:span text:style-name="T5"><text:tab/>f</text:span><text:span text:style-name="T4">1</text:span></text:p>
      <text:p text:style-name="P4"><text:tab/><text:span text:style-name="T5">000</text:span><text:tab/><text:span text:style-name="T3"><text:tab/></text:span>1<text:tab/>1</text:p>
      <text:p text:style-name="P4"><text:tab/><text:span text:style-name="T5">001</text:span><text:tab/><text:span text:style-name="T3"><text:tab/></text:span>1<text:tab/>0</text:p>
      <text:p text:style-name="P4"><text:tab/><text:span text:style-name="T5">010</text:span><text:tab/><text:span text:style-name="T3"><text:tab/></text:span>1<text:tab/>0</text:p>
      <text:p text:style-name="P4"><text:tab/><text:span text:style-name="T5">011</text:span><text:tab/><text:span text:style-name="T3"><text:tab/></text:span>0<text:tab/>1</text:p>
      <text:p text:style-name="P4"><text:tab/><text:span text:style-name="T5">100</text:span><text:tab/><text:span text:style-name="T3"><text:tab/></text:span>1<text:tab/><text:span text:style-name="T3">0</text:span></text:p>
      <text:p text:style-name="P4"><text:tab/><text:span text:style-name="T5">101</text:span><text:tab/><text:span text:style-name="T3"><text:tab/></text:span>0<text:span text:style-name="T3"><text:tab/>1</text:span></text:p>
      <text:p text:style-name="P4"><text:tab/><text:span text:style-name="T5">110</text:span><text:tab/><text:span text:style-name="T3"><text:tab/></text:span>0<text:span text:style-name="T3"><text:tab/>0</text:span></text:p>
      <text:p text:style-name="P4"><text:tab/><text:span text:style-name="T5">111</text:span><text:tab/><text:span text:style-name="T3"><text:tab/></text:span>1<text:span text:style-name="T3"><text:tab/>1</text:span></text:p>
      <text:p text:style-name="P4"/>
      <text:p text:style-name="P6">All non-trivial permutative functions depend on all arguments.</text:p>
      <text:h text:style-name="P7" text:outline-level="3">References:</text:h>
      <text:p text:style-name="P6"/>
      <text:p text:style-name="P6"><text:reference-mark-start text:name="commutative property"/>[1]<text:reference-mark-end text:name="commutative property"/><text:tab/>"Commutative property"</text:p>
      <text:p text:style-name="P6"><text:tab/>Wikipedia</text:p>
      <text:p text:style-name="P6"><text:tab/><text:a xlink:type="simple" xlink:href="https://en.wikipedia.org/wiki/Commutative_property" text:style-name="Internet_20_link" text:visited-style-name="Visited_20_Internet_20_Link"><text:span text:style-name="T7">https://en.wikipedia.org/wiki/Commutative_property</text:span></text:a></text:p>
      <text:p text:style-name="P6"/>
      <text:p text:style-name="P6"><text:reference-mark-start text:name="modus ponens"/>[2]<text:reference-mark-end text:name="modus ponens"/><text:tab/>“Modus ponens”</text:p>
      <text:p text:style-name="P6"><text:tab/>Wikipedia</text:p>
      <text:p text:style-name="P6"><text:tab/><text:a xlink:type="simple" xlink:href="https://en.wikipedia.org/wiki/Modus_ponens" text:style-name="Internet_20_link" text:visited-style-name="Visited_20_Internet_20_Link"><text:span text:style-name="T7">https://en.wikipedia.org/wiki/Modus_ponens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6:48:20.001571000</meta:creation-date>
    <dc:date>2020-08-16T18:25:44.092143000</dc:date>
    <meta:editing-duration>PT5M51S</meta:editing-duration>
    <meta:editing-cycles>1</meta:editing-cycles>
    <meta:document-statistic meta:table-count="0" meta:image-count="0" meta:object-count="0" meta:page-count="2" meta:paragraph-count="35" meta:word-count="229" meta:character-count="1361" meta:non-whitespace-character-count="1139"/>
    <meta:generator>LibreOffice/5.1.2.2$MacOSX_X86_64 LibreOffice_project/d3bf12ecb743fc0d20e0be0c58ca359301eb705f</meta:generator>
  </office:meta>
</office:document-meta>
</file>